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70.8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1.3pt"/>
    </style:style>
    <style:style style:name="co4" style:family="table-column">
      <style:table-column-properties fo:break-before="auto" style:column-width="190.91pt"/>
    </style:style>
    <style:style style:name="co5" style:family="table-column">
      <style:table-column-properties fo:break-before="auto" style:column-width="154.35pt"/>
    </style:style>
    <style:style style:name="co6" style:family="table-column">
      <style:table-column-properties fo:break-before="auto" style:column-width="148.9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64pt" fo:break-before="auto" style:use-optimal-row-height="true"/>
    </style:style>
    <style:style style:name="ro3" style:family="table-row">
      <style:table-row-properties style:row-height="20.6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style:use-window-font-color="true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3" style:family="table-cell" style:parent-style-name="Default">
      <style:text-properties style:use-window-font-color="true"/>
    </style:style>
    <style:style style:name="ce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order="none" fo:padding="3pt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none" fo:padding="3pt"/>
      <style:text-properties style:use-window-font-color="true" fo:font-weight="bold" style:font-weight-asian="bold" style:font-weight-complex="bold"/>
    </style:style>
    <style:style style:name="ce8" style:family="table-cell" style:parent-style-name="Default">
      <style:table-cell-properties fo:padding="4.99pt"/>
    </style:style>
    <style:style style:name="ce9" style:family="table-cell" style:parent-style-name="Default">
      <style:table-cell-properties fo:border="none" fo:padding="3pt"/>
    </style:style>
    <style:style style:name="ce10" style:family="table-cell" style:parent-style-name="Default">
      <style:table-cell-properties fo:border="0.06pt solid #000000" fo:padding="3pt"/>
    </style:style>
    <style:style style:name="ce11" style:family="table-cell" style:parent-style-name="Default">
      <style:table-cell-properties fo:background-color="transparent" fo:border="none" fo:padding="3pt"/>
    </style:style>
    <style:style style:name="ce12" style:family="table-cell" style:parent-style-name="Default">
      <style:table-cell-properties fo:border="0.06pt solid #000000" fo:padding="3pt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="0.06pt solid #000000" fo:padding="3pt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transparent" fo:border="none" fo:padding="4.99pt"/>
    </style:style>
    <style:style style:name="ce15" style:family="table-cell" style:parent-style-name="Default">
      <style:table-cell-properties fo:border="0.06pt solid #000000" fo:padding="3pt"/>
      <style:text-properties style:use-window-font-color="true" fo:font-weight="bold" style:font-weight-asian="bold" style:font-weight-complex="bold"/>
    </style:style>
    <style:style style:name="ce16" style:family="table-cell" style:parent-style-name="Default">
      <style:table-cell-properties fo:background-color="#00cc00" fo:border="0.06pt solid #000000" fo:padding="3pt"/>
    </style:style>
    <style:style style:name="ce17" style:family="table-cell" style:parent-style-name="Default">
      <style:table-cell-properties fo:background-color="#00cc00" fo:border="0.06pt solid #000000" fo:padding="3pt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transparent" fo:border="0.06pt solid #000000" fo:padding="3pt"/>
    </style:style>
    <style:style style:name="ce19" style:family="table-cell" style:parent-style-name="Default">
      <style:table-cell-properties fo:background-color="transparent" fo:border="0.06pt solid #000000" fo:padding="3pt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mkl_TCKst" table:style-name="ta1">
        <table:table-column table:style-name="co1" table:default-cell-style-name="ce3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params/dataset</text:p>
          </table:table-cell>
          <table:table-cell table:style-name="ce4" office:value-type="string" calcext:value-type="string">
            <text:p>CAS</text:p>
          </table:table-cell>
          <table:table-cell table:style-name="ce4" office:value-type="string" calcext:value-type="string">
            <text:p>NCI1</text:p>
          </table:table-cell>
          <table:table-cell table:style-name="ce4" office:value-type="string" calcext:value-type="string">
            <text:p>AIDS</text:p>
          </table:table-cell>
          <table:table-cell table:style-name="ce4" office:value-type="string" calcext:value-type="string">
            <text:p>CPDB</text:p>
          </table:table-cell>
          <table:table-cell table:style-name="ce4" office:value-type="string" calcext:value-type="string">
            <text:p>GDD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/>
          <table:table-cell table:formula="of:=95288.7/3" office:value-type="float" office:value="31762.9" calcext:value-type="float">
            <text:p>31762.9</text:p>
          </table:table-cell>
          <table:table-cell office:value-type="float" office:value="15108.3" calcext:value-type="float">
            <text:p>15108.3</text:p>
          </table:table-cell>
          <table:table-cell office:value-type="float" office:value="2569.19" calcext:value-type="float">
            <text:p>2569.19</text:p>
          </table:table-cell>
          <table:table-cell office:value-type="float" office:value="4701.15" calcext:value-type="float">
            <text:p>4701.15</text:p>
          </table:table-cell>
        </table:table-row>
        <table:table-row table:style-name="ro1">
          <table:table-cell table:style-name="ce2" office:value-type="float" office:value="0.1" calcext:value-type="float">
            <text:p>0.1</text:p>
          </table:table-cell>
          <table:table-cell/>
          <table:table-cell table:style-name="ce5" office:value-type="float" office:value="15367" calcext:value-type="float">
            <text:p>15367</text:p>
          </table:table-cell>
          <table:table-cell office:value-type="float" office:value="14878.3" calcext:value-type="float">
            <text:p>14878.3</text:p>
          </table:table-cell>
          <table:table-cell office:value-type="float" office:value="2485.94" calcext:value-type="float">
            <text:p>2485.94</text:p>
          </table:table-cell>
          <table:table-cell office:value-type="float" office:value="4583.42" calcext:value-type="float">
            <text:p>4583.42</text:p>
          </table:table-cell>
        </table:table-row>
        <table:table-row table:style-name="ro1">
          <table:table-cell table:style-name="ce2" office:value-type="float" office:value="0.2" calcext:value-type="float">
            <text:p>0.2</text:p>
          </table:table-cell>
          <table:table-cell/>
          <table:table-cell table:formula="of:=186764/3" office:value-type="float" office:value="62254.6666666667" calcext:value-type="float">
            <text:p>62254.6666666667</text:p>
          </table:table-cell>
          <table:table-cell office:value-type="float" office:value="15201.3" calcext:value-type="float">
            <text:p>15201.3</text:p>
          </table:table-cell>
          <table:table-cell office:value-type="float" office:value="2436.89" calcext:value-type="float">
            <text:p>2436.89</text:p>
          </table:table-cell>
          <table:table-cell office:value-type="float" office:value="5080.35" calcext:value-type="float">
            <text:p>5080.35</text:p>
          </table:table-cell>
        </table:table-row>
        <table:table-row table:style-name="ro1">
          <table:table-cell table:style-name="ce2" office:value-type="float" office:value="0.3" calcext:value-type="float">
            <text:p>0.3</text:p>
          </table:table-cell>
          <table:table-cell/>
          <table:table-cell table:style-name="ce5" office:value-type="float" office:value="14889" calcext:value-type="float">
            <text:p>14889</text:p>
          </table:table-cell>
          <table:table-cell office:value-type="float" office:value="14667.8" calcext:value-type="float">
            <text:p>14667.8</text:p>
          </table:table-cell>
          <table:table-cell office:value-type="float" office:value="2590.23" calcext:value-type="float">
            <text:p>2590.23</text:p>
          </table:table-cell>
          <table:table-cell office:value-type="float" office:value="4703.07" calcext:value-type="float">
            <text:p>4703.07</text:p>
          </table:table-cell>
        </table:table-row>
        <table:table-row table:style-name="ro1">
          <table:table-cell table:style-name="ce2" office:value-type="float" office:value="0.4" calcext:value-type="float">
            <text:p>0.4</text:p>
          </table:table-cell>
          <table:table-cell/>
          <table:table-cell table:formula="of:=50911/3" office:value-type="float" office:value="16970.3333333333" calcext:value-type="float">
            <text:p>16970.3333333333</text:p>
          </table:table-cell>
          <table:table-cell office:value-type="float" office:value="14610.6" calcext:value-type="float">
            <text:p>14610.6</text:p>
          </table:table-cell>
          <table:table-cell office:value-type="float" office:value="2552.2" calcext:value-type="float">
            <text:p>2552.2</text:p>
          </table:table-cell>
          <table:table-cell office:value-type="float" office:value="4769.05" calcext:value-type="float">
            <text:p>4769.05</text:p>
          </table:table-cell>
        </table:table-row>
        <table:table-row table:style-name="ro1">
          <table:table-cell table:style-name="ce2" office:value-type="float" office:value="0.5" calcext:value-type="float">
            <text:p>0.5</text:p>
          </table:table-cell>
          <table:table-cell/>
          <table:table-cell table:style-name="ce5" office:value-type="float" office:value="16008.1" calcext:value-type="float">
            <text:p>16008.1</text:p>
          </table:table-cell>
          <table:table-cell office:value-type="float" office:value="14262.6" calcext:value-type="float">
            <text:p>14262.6</text:p>
          </table:table-cell>
          <table:table-cell office:value-type="float" office:value="2650.39" calcext:value-type="float">
            <text:p>2650.39</text:p>
          </table:table-cell>
          <table:table-cell office:value-type="float" office:value="4671.05" calcext:value-type="float">
            <text:p>4671.05</text:p>
          </table:table-cell>
        </table:table-row>
        <table:table-row table:style-name="ro1">
          <table:table-cell table:style-name="ce2" office:value-type="float" office:value="0.6" calcext:value-type="float">
            <text:p>0.6</text:p>
          </table:table-cell>
          <table:table-cell/>
          <table:table-cell table:formula="of:=42366.6/3" office:value-type="float" office:value="14122.2" calcext:value-type="float">
            <text:p>14122.2</text:p>
          </table:table-cell>
          <table:table-cell office:value-type="float" office:value="14316.1" calcext:value-type="float">
            <text:p>14316.1</text:p>
          </table:table-cell>
          <table:table-cell office:value-type="float" office:value="2536.34" calcext:value-type="float">
            <text:p>2536.34</text:p>
          </table:table-cell>
          <table:table-cell office:value-type="float" office:value="4759.41" calcext:value-type="float">
            <text:p>4759.41</text:p>
          </table:table-cell>
        </table:table-row>
        <table:table-row table:style-name="ro1">
          <table:table-cell table:style-name="ce2" office:value-type="float" office:value="0.7" calcext:value-type="float">
            <text:p>0.7</text:p>
          </table:table-cell>
          <table:table-cell/>
          <table:table-cell table:style-name="ce5" office:value-type="float" office:value="13815.2" calcext:value-type="float">
            <text:p>13815.2</text:p>
          </table:table-cell>
          <table:table-cell office:value-type="float" office:value="13997.9" calcext:value-type="float">
            <text:p>13997.9</text:p>
          </table:table-cell>
          <table:table-cell office:value-type="float" office:value="2416.11" calcext:value-type="float">
            <text:p>2416.11</text:p>
          </table:table-cell>
          <table:table-cell office:value-type="float" office:value="4688.8" calcext:value-type="float">
            <text:p>4688.8</text:p>
          </table:table-cell>
        </table:table-row>
        <table:table-row table:style-name="ro1">
          <table:table-cell table:style-name="ce2" office:value-type="float" office:value="0.8" calcext:value-type="float">
            <text:p>0.8</text:p>
          </table:table-cell>
          <table:table-cell/>
          <table:table-cell table:style-name="ce5" office:value-type="float" office:value="12511.8" calcext:value-type="float">
            <text:p>12511.8</text:p>
          </table:table-cell>
          <table:table-cell office:value-type="float" office:value="13529.8" calcext:value-type="float">
            <text:p>13529.8</text:p>
          </table:table-cell>
          <table:table-cell office:value-type="float" office:value="2168.44" calcext:value-type="float">
            <text:p>2168.44</text:p>
          </table:table-cell>
          <table:table-cell office:value-type="float" office:value="4338" calcext:value-type="float">
            <text:p>4338</text:p>
          </table:table-cell>
        </table:table-row>
        <table:table-row table:style-name="ro1">
          <table:table-cell table:style-name="ce2" office:value-type="float" office:value="0.9" calcext:value-type="float">
            <text:p>0.9</text:p>
          </table:table-cell>
          <table:table-cell/>
          <table:table-cell table:formula="of:=166840/3" office:value-type="float" office:value="55613.3333333333" calcext:value-type="float">
            <text:p>55613.3333333333</text:p>
          </table:table-cell>
          <table:table-cell office:value-type="float" office:value="13253.2" calcext:value-type="float">
            <text:p>13253.2</text:p>
          </table:table-cell>
          <table:table-cell office:value-type="float" office:value="2354.54" calcext:value-type="float">
            <text:p>2354.54</text:p>
          </table:table-cell>
          <table:table-cell office:value-type="float" office:value="4749.7" calcext:value-type="float">
            <text:p>4749.7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/>
          <table:table-cell table:formula="of:=28157.5/3" office:value-type="float" office:value="9385.83333333333" calcext:value-type="float">
            <text:p>9385.8333333333</text:p>
          </table:table-cell>
          <table:table-cell office:value-type="float" office:value="12597.8" calcext:value-type="float">
            <text:p>12597.8</text:p>
          </table:table-cell>
          <table:table-cell office:value-type="float" office:value="2015.55" calcext:value-type="float">
            <text:p>2015.55</text:p>
          </table:table-cell>
          <table:table-cell office:value-type="float" office:value="3713.89" calcext:value-type="float">
            <text:p>3713.89</text:p>
          </table:table-cell>
        </table:table-row>
        <table:table-row table:style-name="ro1" table:number-rows-repeated="2">
          <table:table-cell table:style-name="ce1"/>
          <table:table-cell table:number-columns-repeated="5"/>
        </table:table-row>
        <table:table-row table:style-name="ro1" table:number-rows-repeated="1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CKst+ODDst" table:style-name="ta1">
        <table:table-column table:style-name="co3" table:default-cell-style-name="ce2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params/dataset</text:p>
          </table:table-cell>
          <table:table-cell table:style-name="ce4" office:value-type="string" calcext:value-type="string">
            <text:p>CAS</text:p>
          </table:table-cell>
          <table:table-cell table:style-name="ce4" office:value-type="string" calcext:value-type="string">
            <text:p>NCI1</text:p>
          </table:table-cell>
          <table:table-cell table:style-name="ce4" office:value-type="string" calcext:value-type="string">
            <text:p>AIDS</text:p>
          </table:table-cell>
          <table:table-cell table:style-name="ce4" office:value-type="string" calcext:value-type="string">
            <text:p>CPDB</text:p>
          </table:table-cell>
          <table:table-cell table:style-name="ce4" office:value-type="string" calcext:value-type="string">
            <text:p>GDD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5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5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5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5"/>
        </table:table-row>
        <table:table-row table:style-name="ro1">
          <table:table-cell office:value-type="float" office:value="1.3" calcext:value-type="float">
            <text:p>1.3</text:p>
          </table:table-cell>
          <table:table-cell table:number-columns-repeated="5"/>
        </table:table-row>
        <table:table-row table:style-name="ro1">
          <table:table-cell office:value-type="float" office:value="1.4" calcext:value-type="float">
            <text:p>1.4</text:p>
          </table:table-cell>
          <table:table-cell table:number-columns-repeated="5"/>
        </table:table-row>
        <table:table-row table:style-name="ro1">
          <table:table-cell office:value-type="float" office:value="1.5" calcext:value-type="float">
            <text:p>1.5</text:p>
          </table:table-cell>
          <table:table-cell table:number-columns-repeated="5"/>
        </table:table-row>
        <table:table-row table:style-name="ro1">
          <table:table-cell office:value-type="float" office:value="1.8" calcext:value-type="float">
            <text:p>1.8</text:p>
          </table:table-cell>
          <table:table-cell table:number-columns-repeated="5"/>
        </table:table-row>
      </table:table>
      <table:table table:name="Sheet3" table:style-name="ta1">
        <table:table-column table:style-name="co4" table:default-cell-style-name="ce6"/>
        <table:table-column table:style-name="co2" table:number-columns-repeated="2" table:default-cell-style-name="ce9"/>
        <table:table-column table:style-name="co2" table:number-columns-repeated="2" table:default-cell-style-name="ce10"/>
        <table:table-column table:style-name="co2" table:default-cell-style-name="ce9"/>
        <table:table-row table:style-name="ro2">
          <table:table-cell office:value-type="string" calcext:value-type="string">
            <text:p>metodo</text:p>
          </table:table-cell>
          <table:table-cell table:style-name="ce6" office:value-type="string" calcext:value-type="string">
            <text:p>CAS</text:p>
          </table:table-cell>
          <table:table-cell table:style-name="ce6" office:value-type="string" calcext:value-type="string">
            <text:p>NCI1</text:p>
          </table:table-cell>
          <table:table-cell table:style-name="ce13" office:value-type="string" calcext:value-type="string">
            <text:p>AIDS</text:p>
          </table:table-cell>
          <table:table-cell table:style-name="ce13" office:value-type="string" calcext:value-type="string">
            <text:p>CPDB</text:p>
          </table:table-cell>
          <table:table-cell table:style-name="ce6" office:value-type="string" calcext:value-type="string">
            <text:p>GDD</text:p>
          </table:table-cell>
        </table:table-row>
        <table:table-row table:style-name="ro2">
          <table:table-cell office:value-type="string" calcext:value-type="string">
            <text:p>ODD_ST, TCK_ST con MKL*</text:p>
          </table:table-cell>
          <table:table-cell table:number-columns-repeated="2"/>
          <table:table-cell table:style-name="ce12" office:value-type="float" office:value="263638.431667" calcext:value-type="float">
            <text:p>263638.431667</text:p>
          </table:table-cell>
          <table:table-cell table:style-name="ce12" office:value-type="float" office:value="35883.680635" calcext:value-type="float">
            <text:p>35883.680635</text:p>
          </table:table-cell>
          <table:table-cell office:value-type="float" office:value="93942.013262" calcext:value-type="float">
            <text:p>93942.013262</text:p>
          </table:table-cell>
        </table:table-row>
        <table:table-row table:style-name="ro2">
          <table:table-cell table:style-name="ce7" office:value-type="string" calcext:value-type="string">
            <text:p>ODD_ST con MKL*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CK_ST con MKL*</text:p>
          </table:table-cell>
          <table:table-cell table:number-columns-repeated="2"/>
          <table:table-cell office:value-type="float" office:value="274379.05" calcext:value-type="float">
            <text:p>274379.05</text:p>
          </table:table-cell>
          <table:table-cell office:value-type="float" office:value="23623.667691" calcext:value-type="float">
            <text:p>23623.667691</text:p>
          </table:table-cell>
          <table:table-cell office:value-type="float" office:value="92813.204706" calcext:value-type="float">
            <text:p>92813.204706</text:p>
          </table:table-cell>
        </table:table-row>
        <table:table-row table:style-name="ro2">
          <table:table-cell office:value-type="string" calcext:value-type="string">
            <text:p>TCK_ST (+ODD_ST) con SVM</text:p>
          </table:table-cell>
          <table:table-cell table:style-name="ce10" office:value-type="float" office:value="1246957.644" calcext:value-type="float">
            <text:p>1246957.644</text:p>
          </table:table-cell>
          <table:table-cell table:style-name="ce10" office:value-type="float" office:value="4670194.7935" calcext:value-type="float">
            <text:p>4670194.7935</text:p>
          </table:table-cell>
          <table:table-cell office:value-type="float" office:value="122196.961" calcext:value-type="float">
            <text:p>122196.961</text:p>
          </table:table-cell>
          <table:table-cell office:value-type="float" office:value="32725.453" calcext:value-type="float">
            <text:p>32725.453</text:p>
          </table:table-cell>
          <table:table-cell table:style-name="ce10" office:value-type="float" office:value="16087.593" calcext:value-type="float">
            <text:p>16087.593</text:p>
          </table:table-cell>
        </table:table-row>
        <table:table-row table:style-name="ro2">
          <table:table-cell office:value-type="string" calcext:value-type="string">
            <text:p>TCK_ST con SVM</text:p>
          </table:table-cell>
          <table:table-cell table:style-name="ce10" office:value-type="float" office:value="1725032.799" calcext:value-type="float">
            <text:p>1725032.799</text:p>
          </table:table-cell>
          <table:table-cell table:style-name="ce12" office:value-type="float" office:value="4676223.4665" calcext:value-type="float">
            <text:p>4676223.4665</text:p>
          </table:table-cell>
          <table:table-cell office:value-type="float" office:value="150513.118" calcext:value-type="float">
            <text:p>150513.118</text:p>
          </table:table-cell>
          <table:table-cell office:value-type="float" office:value="36777.999" calcext:value-type="float">
            <text:p>36777.999</text:p>
          </table:table-cell>
          <table:table-cell table:style-name="ce12" office:value-type="float" office:value="6809.423" calcext:value-type="float">
            <text:p>6809.423</text:p>
          </table:table-cell>
        </table:table-row>
        <table:table-row table:style-name="ro2">
          <table:table-cell office:value-type="string" calcext:value-type="string">
            <text:p>ODDS_ST, TCK_ST con MKL</text:p>
          </table:table-cell>
          <table:table-cell table:style-name="ce11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ODD_ST con MKL</text:p>
          </table:table-cell>
          <table:table-cell table:style-name="ce11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CK_ST con MKL</text:p>
          </table:table-cell>
          <table:table-cell table:style-name="ce11"/>
          <table:table-cell table:number-columns-repeated="2"/>
          <table:table-cell table:style-name="ce12"/>
          <table:table-cell/>
        </table:table-row>
        <table:table-row table:style-name="ro1">
          <table:table-cell table:style-name="Default" table:number-columns-repeated="6"/>
        </table:table-row>
        <table:table-row table:style-name="ro3">
          <table:table-cell table:style-name="ce8" office:value-type="string" calcext:value-type="string">
            <text:p>* in questi casi l'approccio MKL e` stato utilizzato dopo aver suddiviso in bucket le feature dei kernel coinvolti.</text:p>
          </table:table-cell>
          <table:table-cell table:style-name="Default"/>
          <table:table-cell table:style-name="ce8"/>
          <table:table-cell table:style-name="ce14"/>
          <table:table-cell table:style-name="ce8"/>
          <table:table-cell table:style-name="Default"/>
        </table:table-row>
      </table:table>
      <table:table table:name="scratch" table:style-name="ta1">
        <table:table-column table:style-name="co2" table:number-columns-repeated="11" table:default-cell-style-name="Default"/>
        <table:table-row table:style-name="ro1">
          <table:table-cell office:value-type="float" office:value="2513.38" calcext:value-type="float">
            <text:p>2513.38</text:p>
          </table:table-cell>
          <table:table-cell/>
          <table:table-cell office:value-type="float" office:value="40980.32" calcext:value-type="float">
            <text:p>40980.32</text:p>
          </table:table-cell>
          <table:table-cell/>
          <table:table-cell office:value-type="float" office:value="5559.75" calcext:value-type="float">
            <text:p>5559.75</text:p>
          </table:table-cell>
          <table:table-cell/>
          <table:table-cell office:value-type="float" office:value="15898.81" calcext:value-type="float">
            <text:p>15898.81</text:p>
          </table:table-cell>
          <table:table-cell/>
          <table:table-cell office:value-type="float" office:value="15927.38" calcext:value-type="float">
            <text:p>15927.38</text:p>
          </table:table-cell>
          <table:table-cell/>
          <table:table-cell office:value-type="float" office:value="4449.96" calcext:value-type="float">
            <text:p>4449.96</text:p>
          </table:table-cell>
        </table:table-row>
        <table:table-row table:style-name="ro1">
          <table:table-cell office:value-type="float" office:value="6014.12" calcext:value-type="float">
            <text:p>6014.12</text:p>
          </table:table-cell>
          <table:table-cell/>
          <table:table-cell office:value-type="float" office:value="17571.9" calcext:value-type="float">
            <text:p>17571.9</text:p>
          </table:table-cell>
          <table:table-cell/>
          <table:table-cell office:value-type="float" office:value="12336.81" calcext:value-type="float">
            <text:p>12336.81</text:p>
          </table:table-cell>
          <table:table-cell/>
          <table:table-cell office:value-type="float" office:value="15895.51" calcext:value-type="float">
            <text:p>15895.51</text:p>
          </table:table-cell>
          <table:table-cell/>
          <table:table-cell office:value-type="float" office:value="41784.68" calcext:value-type="float">
            <text:p>41784.68</text:p>
          </table:table-cell>
          <table:table-cell/>
          <table:table-cell office:value-type="float" office:value="2071.11" calcext:value-type="float">
            <text:p>2071.11</text:p>
          </table:table-cell>
        </table:table-row>
        <table:table-row table:style-name="ro1">
          <table:table-cell office:value-type="float" office:value="5914.87" calcext:value-type="float">
            <text:p>5914.87</text:p>
          </table:table-cell>
          <table:table-cell/>
          <table:table-cell office:value-type="float" office:value="19314.98" calcext:value-type="float">
            <text:p>19314.98</text:p>
          </table:table-cell>
          <table:table-cell/>
          <table:table-cell office:value-type="float" office:value="5455.77" calcext:value-type="float">
            <text:p>5455.77</text:p>
          </table:table-cell>
          <table:table-cell/>
          <table:table-cell office:value-type="float" office:value="4993.72" calcext:value-type="float">
            <text:p>4993.72</text:p>
          </table:table-cell>
          <table:table-cell/>
          <table:table-cell office:value-type="float" office:value="37134.27" calcext:value-type="float">
            <text:p>37134.27</text:p>
          </table:table-cell>
          <table:table-cell/>
          <table:table-cell office:value-type="float" office:value="2087.16" calcext:value-type="float">
            <text:p>2087.16</text:p>
          </table:table-cell>
        </table:table-row>
        <table:table-row table:style-name="ro1">
          <table:table-cell office:value-type="float" office:value="1927.397992" calcext:value-type="float">
            <text:p>1927.397992</text:p>
          </table:table-cell>
          <table:table-cell/>
          <table:table-cell office:value-type="float" office:value="15390.438393" calcext:value-type="float">
            <text:p>15390.438393</text:p>
          </table:table-cell>
          <table:table-cell/>
          <table:table-cell office:value-type="float" office:value="4079.387581" calcext:value-type="float">
            <text:p>4079.387581</text:p>
          </table:table-cell>
          <table:table-cell/>
          <table:table-cell office:value-type="float" office:value="5007.45" calcext:value-type="float">
            <text:p>5007.45</text:p>
          </table:table-cell>
          <table:table-cell/>
          <table:table-cell office:value-type="float" office:value="16347.41" calcext:value-type="float">
            <text:p>16347.41</text:p>
          </table:table-cell>
          <table:table-cell/>
          <table:table-cell office:value-type="float" office:value="1972.97" calcext:value-type="float">
            <text:p>1972.97</text:p>
          </table:table-cell>
        </table:table-row>
        <table:table-row table:style-name="ro1">
          <table:table-cell office:value-type="float" office:value="3587.98" calcext:value-type="float">
            <text:p>3587.98</text:p>
          </table:table-cell>
          <table:table-cell/>
          <table:table-cell office:value-type="float" office:value="19958.37" calcext:value-type="float">
            <text:p>19958.37</text:p>
          </table:table-cell>
          <table:table-cell/>
          <table:table-cell office:value-type="float" office:value="13289.44" calcext:value-type="float">
            <text:p>13289.44</text:p>
          </table:table-cell>
          <table:table-cell/>
          <table:table-cell office:value-type="float" office:value="14275.89" calcext:value-type="float">
            <text:p>14275.89</text:p>
          </table:table-cell>
          <table:table-cell/>
          <table:table-cell office:value-type="float" office:value="15771.56" calcext:value-type="float">
            <text:p>15771.56</text:p>
          </table:table-cell>
          <table:table-cell/>
          <table:table-cell office:value-type="float" office:value="2039.28" calcext:value-type="float">
            <text:p>2039.28</text:p>
          </table:table-cell>
        </table:table-row>
        <table:table-row table:style-name="ro1">
          <table:table-cell office:value-type="float" office:value="3436.29" calcext:value-type="float">
            <text:p>3436.29</text:p>
          </table:table-cell>
          <table:table-cell/>
          <table:table-cell office:value-type="float" office:value="16140.23" calcext:value-type="float">
            <text:p>16140.23</text:p>
          </table:table-cell>
          <table:table-cell/>
          <table:table-cell office:value-type="float" office:value="13930.67" calcext:value-type="float">
            <text:p>13930.67</text:p>
          </table:table-cell>
          <table:table-cell/>
          <table:table-cell office:value-type="float" office:value="13883.51" calcext:value-type="float">
            <text:p>13883.51</text:p>
          </table:table-cell>
          <table:table-cell/>
          <table:table-cell office:value-type="float" office:value="38390.69" calcext:value-type="float">
            <text:p>38390.69</text:p>
          </table:table-cell>
          <table:table-cell/>
          <table:table-cell office:value-type="float" office:value="2108.32" calcext:value-type="float">
            <text:p>2108.32</text:p>
          </table:table-cell>
        </table:table-row>
        <table:table-row table:style-name="ro1">
          <table:table-cell office:value-type="float" office:value="1852.098558" calcext:value-type="float">
            <text:p>1852.098558</text:p>
          </table:table-cell>
          <table:table-cell/>
          <table:table-cell office:value-type="float" office:value="35314.23" calcext:value-type="float">
            <text:p>35314.23</text:p>
          </table:table-cell>
          <table:table-cell/>
          <table:table-cell office:value-type="float" office:value="14721.16" calcext:value-type="float">
            <text:p>14721.16</text:p>
          </table:table-cell>
          <table:table-cell/>
          <table:table-cell office:value-type="float" office:value="3351.824706" calcext:value-type="float">
            <text:p>3351.824706</text:p>
          </table:table-cell>
          <table:table-cell/>
          <table:table-cell office:value-type="float" office:value="14420.03" calcext:value-type="float">
            <text:p>14420.03</text:p>
          </table:table-cell>
          <table:table-cell/>
          <table:table-cell office:value-type="float" office:value="1975.95" calcext:value-type="float">
            <text:p>1975.95</text:p>
          </table:table-cell>
        </table:table-row>
        <table:table-row table:style-name="ro1">
          <table:table-cell office:value-type="float" office:value="1843.76" calcext:value-type="float">
            <text:p>1843.76</text:p>
          </table:table-cell>
          <table:table-cell/>
          <table:table-cell office:value-type="float" office:value="14446.353274" calcext:value-type="float">
            <text:p>14446.353274</text:p>
          </table:table-cell>
          <table:table-cell/>
          <table:table-cell office:value-type="float" office:value="13245.82" calcext:value-type="float">
            <text:p>13245.82</text:p>
          </table:table-cell>
          <table:table-cell/>
          <table:table-cell office:value-type="float" office:value="5522.53" calcext:value-type="float">
            <text:p>5522.53</text:p>
          </table:table-cell>
          <table:table-cell/>
          <table:table-cell office:value-type="float" office:value="13762.12" calcext:value-type="float">
            <text:p>13762.12</text:p>
          </table:table-cell>
          <table:table-cell/>
          <table:table-cell office:value-type="float" office:value="1347.817691" calcext:value-type="float">
            <text:p>1347.817691</text:p>
          </table:table-cell>
        </table:table-row>
        <table:table-row table:style-name="ro1">
          <table:table-cell office:value-type="float" office:value="1769.434085" calcext:value-type="float">
            <text:p>1769.434085</text:p>
          </table:table-cell>
          <table:table-cell/>
          <table:table-cell office:value-type="float" office:value="16906.42" calcext:value-type="float">
            <text:p>16906.42</text:p>
          </table:table-cell>
          <table:table-cell/>
          <table:table-cell office:value-type="float" office:value="5004.25" calcext:value-type="float">
            <text:p>5004.25</text:p>
          </table:table-cell>
          <table:table-cell/>
          <table:table-cell office:value-type="float" office:value="5386.88" calcext:value-type="float">
            <text:p>5386.88</text:p>
          </table:table-cell>
          <table:table-cell/>
          <table:table-cell office:value-type="float" office:value="30664.15" calcext:value-type="float">
            <text:p>30664.15</text:p>
          </table:table-cell>
          <table:table-cell/>
          <table:table-cell office:value-type="float" office:value="1464.81" calcext:value-type="float">
            <text:p>1464.81</text:p>
          </table:table-cell>
        </table:table-row>
        <table:table-row table:style-name="ro1">
          <table:table-cell office:value-type="float" office:value="4834.82" calcext:value-type="float">
            <text:p>4834.82</text:p>
          </table:table-cell>
          <table:table-cell/>
          <table:table-cell office:value-type="float" office:value="37361.18" calcext:value-type="float">
            <text:p>37361.18</text:p>
          </table:table-cell>
          <table:table-cell/>
          <table:table-cell office:value-type="float" office:value="3426.035915" calcext:value-type="float">
            <text:p>3426.035915</text:p>
          </table:table-cell>
          <table:table-cell/>
          <table:table-cell office:value-type="float" office:value="4982.63" calcext:value-type="float">
            <text:p>4982.63</text:p>
          </table:table-cell>
          <table:table-cell/>
          <table:table-cell office:value-type="float" office:value="29959.62" calcext:value-type="float">
            <text:p>29959.62</text:p>
          </table:table-cell>
          <table:table-cell/>
          <table:table-cell office:value-type="float" office:value="1464.46" calcext:value-type="float">
            <text:p>1464.46</text:p>
          </table:table-cell>
        </table:table-row>
        <table:table-row table:style-name="ro1">
          <table:table-cell office:value-type="float" office:value="2189.53" calcext:value-type="float">
            <text:p>2189.53</text:p>
          </table:table-cell>
          <table:table-cell/>
          <table:table-cell office:value-type="float" office:value="30254.01" calcext:value-type="float">
            <text:p>30254.01</text:p>
          </table:table-cell>
          <table:table-cell/>
          <table:table-cell office:value-type="float" office:value="2892.919766" calcext:value-type="float">
            <text:p>2892.919766</text:p>
          </table:table-cell>
          <table:table-cell/>
          <table:table-cell office:value-type="float" office:value="3614.45" calcext:value-type="float">
            <text:p>3614.45</text:p>
          </table:table-cell>
          <table:table-cell/>
          <table:table-cell office:value-type="float" office:value="20217.14" calcext:value-type="float">
            <text:p>20217.14</text:p>
          </table:table-cell>
          <table:table-cell/>
          <table:table-cell office:value-type="float" office:value="2641.83" calcext:value-type="float">
            <text:p>2641.83</text:p>
          </table:table-cell>
        </table:table-row>
        <table:table-row table:style-name="ro1">
          <table:table-cell table:formula="of:=SUM([.A1:.A11])" office:value-type="float" office:value="35883.680635" calcext:value-type="float">
            <text:p>35883.680635</text:p>
          </table:table-cell>
          <table:table-cell/>
          <table:table-cell table:formula="of:=SUM([.C1:.C11])" office:value-type="float" office:value="263638.431667" calcext:value-type="float">
            <text:p>263638.431667</text:p>
          </table:table-cell>
          <table:table-cell/>
          <table:table-cell table:formula="of:=SUM([.E1:.E11])" office:value-type="float" office:value="93942.013262" calcext:value-type="float">
            <text:p>93942.013262</text:p>
          </table:table-cell>
          <table:table-cell/>
          <table:table-cell table:formula="of:=SUM([.G1:.G11])" office:value-type="float" office:value="92813.204706" calcext:value-type="float">
            <text:p>92813.204706</text:p>
          </table:table-cell>
          <table:table-cell/>
          <table:table-cell table:formula="of:=SUM([.I1:.I11])" office:value-type="float" office:value="274379.05" calcext:value-type="float">
            <text:p>274379.05</text:p>
          </table:table-cell>
          <table:table-cell/>
          <table:table-cell table:formula="of:=SUM([.K1:.K11])" office:value-type="float" office:value="23623.667691" calcext:value-type="float">
            <text:p>23623.667691</text:p>
          </table:table-cell>
        </table:table-row>
      </table:table>
      <table:table table:name="ST final" table:style-name="ta1">
        <table:table-column table:style-name="co5" table:default-cell-style-name="ce13"/>
        <table:table-column table:style-name="co2" table:number-columns-repeated="2" table:default-cell-style-name="ce10"/>
        <table:table-column table:style-name="co2" table:default-cell-style-name="ce16"/>
        <table:table-column table:style-name="co2" table:number-columns-repeated="2" table:default-cell-style-name="ce10"/>
        <table:table-row table:style-name="ro2">
          <table:table-cell office:value-type="string" calcext:value-type="string">
            <text:p>metodo</text:p>
          </table:table-cell>
          <table:table-cell table:style-name="ce13" office:value-type="string" calcext:value-type="string">
            <text:p>CAS</text:p>
          </table:table-cell>
          <table:table-cell table:style-name="ce13" office:value-type="string" calcext:value-type="string">
            <text:p>NCI1</text:p>
          </table:table-cell>
          <table:table-cell table:style-name="ce13" office:value-type="string" calcext:value-type="string">
            <text:p>AIDS</text:p>
          </table:table-cell>
          <table:table-cell table:style-name="ce13" office:value-type="string" calcext:value-type="string">
            <text:p>CPDB</text:p>
          </table:table-cell>
          <table:table-cell table:style-name="ce13" office:value-type="string" calcext:value-type="string">
            <text:p>GDD</text:p>
          </table:table-cell>
        </table:table-row>
        <table:table-row table:style-name="ro2">
          <table:table-cell office:value-type="string" calcext:value-type="string">
            <text:p>ODD_ST, TCK_ST con MKL*</text:p>
          </table:table-cell>
          <table:table-cell table:number-columns-repeated="2"/>
          <table:table-cell table:style-name="ce12" table:number-columns-repeated="2"/>
          <table:table-cell/>
        </table:table-row>
        <table:table-row table:style-name="ro2">
          <table:table-cell table:style-name="ce15" office:value-type="string" calcext:value-type="string">
            <text:p>ODD_ST con MKL*</text:p>
          </table:table-cell>
          <table:table-cell table:number-columns-repeated="2"/>
          <table:table-cell table:style-name="ce10"/>
          <table:table-cell table:number-columns-repeated="2"/>
        </table:table-row>
        <table:table-row table:style-name="ro2">
          <table:table-cell office:value-type="string" calcext:value-type="string">
            <text:p>TCK_ST con MKL*</text:p>
          </table:table-cell>
          <table:table-cell table:number-columns-repeated="2"/>
          <table:table-cell table:style-name="ce10"/>
          <table:table-cell table:number-columns-repeated="2"/>
        </table:table-row>
        <table:table-row table:style-name="ro2">
          <table:table-cell office:value-type="string" calcext:value-type="string">
            <text:p>ODDS_ST, TCK_ST con MKL</text:p>
          </table:table-cell>
          <table:table-cell table:style-name="ce16" table:number-columns-repeated="2"/>
          <table:table-cell/>
          <table:table-cell table:style-name="ce16" table:number-columns-repeated="2"/>
        </table:table-row>
        <table:table-row table:style-name="ro2">
          <table:table-cell office:value-type="string" calcext:value-type="string">
            <text:p>ODD_ST con MKL</text:p>
          </table:table-cell>
          <table:table-cell table:style-name="ce16" table:number-columns-repeated="2"/>
          <table:table-cell/>
          <table:table-cell table:style-name="ce16" table:number-columns-repeated="2"/>
        </table:table-row>
        <table:table-row table:style-name="ro2">
          <table:table-cell office:value-type="string" calcext:value-type="string">
            <text:p>TCK_ST con MKL</text:p>
          </table:table-cell>
          <table:table-cell table:style-name="ce16" table:number-columns-repeated="2"/>
          <table:table-cell/>
          <table:table-cell table:style-name="ce17"/>
          <table:table-cell table:style-name="ce16"/>
        </table:table-row>
        <table:table-row table:style-name="ro2">
          <table:table-cell office:value-type="string" calcext:value-type="string">
            <text:p>TCK_ST (+ODD_ST) con SVM</text:p>
          </table:table-cell>
          <table:table-cell office:value-type="string" calcext:value-type="string">
            <text:p>mancano matrici!</text:p>
          </table:table-cell>
          <table:table-cell/>
          <table:table-cell table:style-name="ce10"/>
          <table:table-cell table:number-columns-repeated="2"/>
        </table:table-row>
        <table:table-row table:style-name="ro2">
          <table:table-cell office:value-type="string" calcext:value-type="string">
            <text:p>TCK_ST con SVM</text:p>
          </table:table-cell>
          <table:table-cell table:style-name="ce16"/>
          <table:table-cell table:style-name="ce17"/>
          <table:table-cell/>
          <table:table-cell table:style-name="ce16"/>
          <table:table-cell table:style-name="ce17"/>
        </table:table-row>
        <table:table-row table:style-name="ro1">
          <table:table-cell table:style-name="Default" table:number-columns-repeated="6"/>
        </table:table-row>
        <table:table-row table:style-name="ro3">
          <table:table-cell table:style-name="ce8" office:value-type="string" calcext:value-type="string">
            <text:p>* in questi casi l'approccio MKL e` stato utilizzato dopo aver suddiviso in bucket le feature dei kernel coinvolti.</text:p>
          </table:table-cell>
          <table:table-cell table:style-name="Default"/>
          <table:table-cell table:style-name="ce8"/>
          <table:table-cell table:style-name="ce14"/>
          <table:table-cell table:style-name="ce8"/>
          <table:table-cell table:style-name="Default"/>
        </table:table-row>
      </table:table>
      <table:table table:name="ST+ final" table:style-name="ta1">
        <table:table-column table:style-name="co6" table:default-cell-style-name="ce13"/>
        <table:table-column table:style-name="co2" table:default-cell-style-name="ce18"/>
        <table:table-column table:style-name="co2" table:default-cell-style-name="ce10"/>
        <table:table-column table:style-name="co2" table:number-columns-repeated="2" table:default-cell-style-name="ce18"/>
        <table:table-column table:style-name="co2" table:default-cell-style-name="ce10"/>
        <table:table-row table:style-name="ro2">
          <table:table-cell office:value-type="string" calcext:value-type="string">
            <text:p>metodo</text:p>
          </table:table-cell>
          <table:table-cell table:style-name="ce13" office:value-type="string" calcext:value-type="string">
            <text:p>CAS</text:p>
          </table:table-cell>
          <table:table-cell table:style-name="ce13" office:value-type="string" calcext:value-type="string">
            <text:p>NCI1</text:p>
          </table:table-cell>
          <table:table-cell table:style-name="ce13" office:value-type="string" calcext:value-type="string">
            <text:p>AIDS</text:p>
          </table:table-cell>
          <table:table-cell table:style-name="ce13" office:value-type="string" calcext:value-type="string">
            <text:p>CPDB</text:p>
          </table:table-cell>
          <table:table-cell table:style-name="ce13" office:value-type="string" calcext:value-type="string">
            <text:p>GDD</text:p>
          </table:table-cell>
        </table:table-row>
        <table:table-row table:style-name="ro2">
          <table:table-cell office:value-type="string" calcext:value-type="string">
            <text:p>ODD_ST, TCK_ST con MKL*</text:p>
          </table:table-cell>
          <table:table-cell table:style-name="ce10"/>
          <table:table-cell/>
          <table:table-cell table:style-name="ce12" table:number-columns-repeated="2"/>
          <table:table-cell/>
        </table:table-row>
        <table:table-row table:style-name="ro2">
          <table:table-cell table:style-name="ce15" office:value-type="string" calcext:value-type="string">
            <text:p>ODD_ST con MKL*</text:p>
          </table:table-cell>
          <table:table-cell table:style-name="ce10"/>
          <table:table-cell/>
          <table:table-cell table:style-name="ce10" table:number-columns-repeated="2"/>
          <table:table-cell/>
        </table:table-row>
        <table:table-row table:style-name="ro2">
          <table:table-cell office:value-type="string" calcext:value-type="string">
            <text:p>TCK_ST con MKL*</text:p>
          </table:table-cell>
          <table:table-cell table:style-name="ce10"/>
          <table:table-cell/>
          <table:table-cell table:style-name="ce10" table:number-columns-repeated="2"/>
          <table:table-cell/>
        </table:table-row>
        <table:table-row table:style-name="ro2">
          <table:table-cell office:value-type="string" calcext:value-type="string">
            <text:p>ODDS_ST, TCK_ST con MKL</text:p>
          </table:table-cell>
          <table:table-cell/>
          <table:table-cell table:style-name="ce18"/>
          <table:table-cell table:number-columns-repeated="2"/>
          <table:table-cell table:style-name="ce18"/>
        </table:table-row>
        <table:table-row table:style-name="ro2">
          <table:table-cell office:value-type="string" calcext:value-type="string">
            <text:p>ODD_ST con MKL</text:p>
          </table:table-cell>
          <table:table-cell/>
          <table:table-cell table:style-name="ce18"/>
          <table:table-cell table:number-columns-repeated="2"/>
          <table:table-cell table:style-name="ce18"/>
        </table:table-row>
        <table:table-row table:style-name="ro2">
          <table:table-cell office:value-type="string" calcext:value-type="string">
            <text:p>TCK_ST con MKL</text:p>
          </table:table-cell>
          <table:table-cell/>
          <table:table-cell table:style-name="ce18"/>
          <table:table-cell/>
          <table:table-cell table:style-name="ce19"/>
          <table:table-cell table:style-name="ce18"/>
        </table:table-row>
        <table:table-row table:style-name="ro2">
          <table:table-cell office:value-type="string" calcext:value-type="string">
            <text:p>TCK_ST (+ODD_ST) con SVM</text:p>
          </table:table-cell>
          <table:table-cell table:style-name="ce16" table:number-columns-repeated="5"/>
        </table:table-row>
        <table:table-row table:style-name="ro2">
          <table:table-cell office:value-type="string" calcext:value-type="string">
            <text:p>TCK_ST con SVM</text:p>
          </table:table-cell>
          <table:table-cell/>
          <table:table-cell table:style-name="ce19"/>
          <table:table-cell table:number-columns-repeated="2"/>
          <table:table-cell table:style-name="ce19"/>
        </table:table-row>
        <table:table-row table:style-name="ro1">
          <table:table-cell table:style-name="Default" table:number-columns-repeated="6"/>
        </table:table-row>
        <table:table-row table:style-name="ro3">
          <table:table-cell table:style-name="ce8" office:value-type="string" calcext:value-type="string">
            <text:p>* in questi casi l'approccio MKL e` stato utilizzato dopo aver suddiviso in bucket le feature dei kernel coinvolti.</text:p>
          </table:table-cell>
          <table:table-cell table:style-name="Default"/>
          <table:table-cell table:style-name="ce8"/>
          <table:table-cell table:style-name="ce14"/>
          <table:table-cell table:style-name="ce8"/>
          <table:table-cell table:style-name="Default"/>
        </table:table-row>
      </table:table>
      <table:table table:name="WL final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8">00/00/0000</text:date>, <text:time style:data-style-name="N2" text:time-value="15:42:06.3748422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3T19:32:13.221946930</meta:creation-date>
    <meta:generator>LibreOffice/5.0.5.2$Linux_X86_64 LibreOffice_project/00m0$Build-2</meta:generator>
    <dc:date>2016-03-18T15:45:22.495855749</dc:date>
    <meta:editing-duration>P1DT2H16M54S</meta:editing-duration>
    <meta:editing-cycles>27</meta:editing-cycles>
    <meta:document-statistic meta:table-count="7" meta:cell-count="212" meta:object-count="0"/>
  </office:meta>
</office:document-meta>
</file>